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2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2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3">
            <text:p>13/01/11</text:p>
          </table:table-cell>
          <table:table-cell table:style-name="ce5" table:content-validation-name="val2" office:value-type="string">
            <text:p>WAITING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2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0">
            <text:p>30</text:p>
          </table:table-cell>
          <table:table-cell office:value-type="string">
            <text:p>Create a toollbar to contain all tools for manipulating all imag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1">
            <text:p>31</text:p>
          </table:table-cell>
          <table:table-cell office:value-type="string">
            <text:p>BUG: Only enable options in menu when it can be used (when an image is loaded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3">
            <text:p>13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2">
            <text:p>32</text:p>
          </table:table-cell>
          <table:table-cell office:value-type="string">
            <text:p>Create splash screen for micro manipulator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17">
            <text:p>17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3">
            <text:p>33</text:p>
          </table:table-cell>
          <table:table-cell office:value-type="string">
            <text:p>Create installation package (.deb file)</text:p>
          </table:table-cell>
          <table:table-cell table:content-validation-name="val1" office:value-type="float" office:value="5">
            <text:p>5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2">
          <table:table-cell table:style-name="ce2" office:value-type="float" office:value="34">
            <text:p>34</text:p>
          </table:table-cell>
          <table:table-cell office:value-type="string">
            <text:p>Create progressbar for loading image</text:p>
          </table:table-cell>
          <table:table-cell table:content-validation-name="val1" office:value-type="float" office:value="5">
            <text:p>5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2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21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2T21:17:57</dc:date>
    <meta:editing-duration>PT06H06M20S</meta:editing-duration>
    <meta:editing-cycles>47</meta:editing-cycles>
    <meta:generator>OpenOffice.org/3.2$Linux OpenOffice.org_project/320m12$Build-9483</meta:generator>
    <dc:creator>jander nascimento</dc:creator>
    <meta:document-statistic meta:table-count="2" meta:cell-count="218" meta:object-count="0"/>
  </office:meta>
</office:document-meta>
</file>